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normal" officeooo:rsid="0038fd5f" officeooo:paragraph-rsid="0038fd5f" style:font-weight-asian="normal" style:font-weight-complex="normal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4" style:family="paragraph" style:parent-style-name="Quotations">
      <style:paragraph-properties fo:margin-top="0cm" fo:margin-bottom="0cm" loext:contextual-spacing="false" fo:text-align="justify" style:justify-single-word="false"/>
      <style:text-properties officeooo:paragraph-rsid="003afc7a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6" style:family="paragraph" style:parent-style-name="Heading_20_2">
      <style:paragraph-properties fo:margin-left="0cm" fo:margin-right="0cm" fo:text-indent="0cm" style:auto-text-indent="false"/>
      <style:text-properties officeooo:paragraph-rsid="00140432"/>
    </style:style>
    <style:style style:name="P7" style:family="paragraph" style:parent-style-name="Heading_20_2">
      <style:paragraph-properties fo:margin-left="0cm" fo:margin-right="0cm" fo:text-indent="0cm" style:auto-text-indent="false"/>
      <style:text-properties officeooo:paragraph-rsid="0018daaa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3b13c6"/>
    </style:style>
    <style:style style:name="P10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8daaa" officeooo:paragraph-rsid="003afc7a"/>
    </style:style>
    <style:style style:name="P11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fb825" officeooo:paragraph-rsid="0038fd5f"/>
    </style:style>
    <style:style style:name="P12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fb825" officeooo:paragraph-rsid="003bc5c8"/>
    </style:style>
    <style:style style:name="P13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b13c6" officeooo:paragraph-rsid="003b13c6"/>
    </style:style>
    <style:style style:name="P14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222ac" officeooo:paragraph-rsid="003b13c6"/>
    </style:style>
    <style:style style:name="P15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paragraph-rsid="0038fd5f"/>
    </style:style>
    <style:style style:name="P16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afc7a" officeooo:paragraph-rsid="003afc7a"/>
    </style:style>
    <style:style style:name="P17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bc5c8" officeooo:paragraph-rsid="003bc5c8"/>
    </style:style>
    <style:style style:name="P18" style:family="paragraph" style:parent-style-name="Quotations" style:list-style-name="L1">
      <style:paragraph-properties fo:margin-top="0cm" fo:margin-bottom="0cm" loext:contextual-spacing="false" fo:text-align="justify" style:justify-single-word="false"/>
      <style:text-properties officeooo:rsid="003afc7a" officeooo:paragraph-rsid="003afc7a"/>
    </style:style>
    <style:style style:name="P19" style:family="paragraph" style:parent-style-name="Quotations" style:list-style-name="L2">
      <style:paragraph-properties fo:margin-top="0cm" fo:margin-bottom="0cm" loext:contextual-spacing="false" fo:text-align="justify" style:justify-single-word="false"/>
      <style:text-properties officeooo:rsid="001fb825" officeooo:paragraph-rsid="0038fd5f"/>
    </style:style>
    <style:style style:name="P20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fb825" officeooo:paragraph-rsid="003bc5c8"/>
    </style:style>
    <style:style style:name="P21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3cf102" officeooo:paragraph-rsid="003cf102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cb229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38fd5f" style:font-size-asian="20pt" style:font-weight-asian="bold" style:font-size-complex="20pt" style:font-weight-complex="bold"/>
    </style:style>
    <style:style style:name="T6" style:family="text">
      <style:text-properties officeooo:rsid="0017c1a6"/>
    </style:style>
    <style:style style:name="T7" style:family="text">
      <style:text-properties officeooo:rsid="0018daaa"/>
    </style:style>
    <style:style style:name="T8" style:family="text">
      <style:text-properties officeooo:rsid="001cb229"/>
    </style:style>
    <style:style style:name="T9" style:family="text">
      <style:text-properties officeooo:rsid="001fb825"/>
    </style:style>
    <style:style style:name="T10" style:family="text">
      <style:text-properties officeooo:rsid="0038fd5f"/>
    </style:style>
    <style:style style:name="T11" style:family="text">
      <style:text-properties officeooo:rsid="003afc7a"/>
    </style:style>
    <style:style style:name="T12" style:family="text">
      <style:text-properties officeooo:rsid="003b13c6"/>
    </style:style>
    <style:style style:name="T13" style:family="text">
      <style:text-properties officeooo:rsid="003b98e4"/>
    </style:style>
    <style:style style:name="T14" style:family="text">
      <style:text-properties officeooo:rsid="003bf8c5"/>
    </style:style>
    <style:style style:name="T15" style:family="text">
      <style:text-properties officeooo:rsid="003cf1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TP </text:span><text:span text:style-name="T4">Spark</text:span><text:span text:style-name="T3"> </text:span><text:span text:style-name="T5">ML</text:span></text:p>
      <text:p text:style-name="P3">Daniel Hagimont</text:p>
      <text:p text:style-name="P3"><text:span text:style-name="T1">h</text:span>agimont@enseeiht.fr</text:p>
      <text:p text:style-name="P1"/>
      <text:p text:style-name="P5">The goal of this labwork is to <text:span text:style-name="T6">experiment with</text:span> <text:span text:style-name="T8">Spark</text:span> <text:span text:style-name="T10">ML (Machine Learning) in cluster mode and to evaluate its scalability</text:span>. <text:span text:style-name="T11">We will experiment with neural networks from Spark ML Lib and the MNIST dataset (hand written digits).</text:span></text:p>
      <text:h text:style-name="Heading_20_1" text:outline-level="1">1. Installation</text:h>
      <text:p text:style-name="P2">You have to use the same environment that you used for the labwork about scalability (with HDFS and Spark).</text:p>
      <text:h text:style-name="P6" text:outline-level="2">2. <text:span text:style-name="T12">Mnist application with neural networks</text:span></text:h>
      <text:p text:style-name="P16">Your are given the MNIST dataset in the data folder :</text:p>
      <text:list xml:id="list844213690" text:style-name="L1">
        <text:list-item>
          <text:p text:style-name="P18">train-images-idx3-ubyte.gz : the images</text:p>
        </text:list-item>
        <text:list-item>
          <text:p text:style-name="P18">train-labels-idx1-ubyte.gz : the labels</text:p>
        </text:list-item>
      </text:list>
      <text:p text:style-name="P4"/>
      <text:p text:style-name="P16">You have to uncompress these files</text:p>
      <text:p text:style-name="P16"/>
      <text:p text:style-name="P11">You <text:span text:style-name="T10">are given a set of programs :</text:span></text:p>
      <text:list xml:id="list3743994402" text:style-name="L2">
        <text:list-item>
          <text:p text:style-name="P19">comp.sh <text:s/>// a script that can be used to compile the programs below ($SPARK_HOME must be configured)</text:p>
        </text:list-item>
        <text:list-item>
          <text:p text:style-name="P19">MnistReader.java // MNIST data reader code – don’t touch this file</text:p>
        </text:list-item>
        <text:list-item>
          <text:p text:style-name="P19">MnistGenerateFile.java <text:s/>// allows generating a LIBSVM files from the MNIST data files</text:p>
        </text:list-item>
        <text:list-item>
          <text:p text:style-name="P19">TestSVMImage.java // allows testing correctness of the LIBSVM generated files</text:p>
        </text:list-item>
        <text:list-item>
          <text:p text:style-name="P19">Neural.java <text:s/>// the neural network based MNIST digit recognition</text:p>
        </text:list-item>
      </text:list>
      <text:p text:style-name="P15"/>
      <text:p text:style-name="P16">You may have to adapt <text:span text:style-name="T9">MnistGenerateFile </text:span>and Neural to modify file paths <text:span text:style-name="T15">(if you change the data directory)</text:span>.</text:p>
      <text:p text:style-name="P12">MnistGenerateFile is a simple java application which can be executed with : </text:p>
      <text:p text:style-name="P12"><text:tab/><text:tab/><text:tab/><text:tab/>java <text:s/>-<text:span text:style-name="T14">cp ml.jar </text:span>MnistGenerateFile</text:p>
      <text:p text:style-name="P21">In <text:span text:style-name="T9">MnistGenerateFile, </text:span>I divided the number of generated images by 10 (60000/10) to reduce processing time.</text:p>
      <text:p text:style-name="P21"/>
      <text:p text:style-name="P17">TestSVMImage and Neural are Spark application which can be execute with spark-submit</text:p>
      <text:p text:style-name="P10"/>
      <text:p text:style-name="P13">The first step i<text:span text:style-name="T13">s</text:span> to try to execute this application locally with Spark.</text:p>
      <text:h text:style-name="P7" text:outline-level="2"><text:span text:style-name="T7">3</text:span>. <text:span text:style-name="T7">Evaluation of scalability</text:span></text:h>
      <text:p text:style-name="P13">This application is mainly CPU-bound.</text:p>
      <text:p text:style-name="P9"/>
      <text:p text:style-name="P13">You can evaluate its execution time (training phase) with one core (--master local), 2 cores (--master local[2]), one node (4 cores), 2 nodes (8 cores)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20-10-12T15:21:26.622147996</dc:date>
    <meta:editing-duration>PT4H37M5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280" meta:character-count="1732" meta:non-whitespace-character-count="1477"/>
  </office:meta>
</office:document-meta>
</file>